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ortcu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F12</text:p>
          </table:table-cell>
          <table:table-cell table:formula="of:=&quot;&lt;td valign=top&gt;&amp;nbsp;&quot;&amp;[.A2]&amp;&quot;&lt;/td&gt;&quot;" office:value-type="string" office:string-value="&lt;td valign=top&gt;&amp;nbsp;Ctrl + F12&lt;/td&gt;">
            <text:p>&lt;td valign=top&gt;&amp;nbsp;Ctrl + F12&lt;/td&gt;</text:p>
          </table:table-cell>
        </table:table-row>
        <table:table-row table:style-name="ro1">
          <table:table-cell office:value-type="string">
            <text:p>Prompt popup to list all the methods in the class</text:p>
          </table:table-cell>
          <table:table-cell table:formula="of:=&quot;&lt;td valign=top&gt;&amp;nbsp;&quot;&amp;[.A3]&amp;&quot;&lt;/td&gt;&quot;" office:value-type="string" office:string-value="&lt;td valign=top&gt;&amp;nbsp;Prompt popup to list all the methods in the class&lt;/td&gt;">
            <text:p>&lt;td valign=top&gt;&amp;nbsp;Prompt popup to list all the methods in the clas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Shift + N</text:p>
          </table:table-cell>
          <table:table-cell table:formula="of:=&quot;&lt;td valign=top&gt;&amp;nbsp;&quot;&amp;[.A6]&amp;&quot;&lt;/td&gt;&quot;" office:value-type="string" office:string-value="&lt;td valign=top&gt;&amp;nbsp;Ctrl + Shift + N&lt;/td&gt;">
            <text:p>&lt;td valign=top&gt;&amp;nbsp;Ctrl + Shift + N&lt;/td&gt;</text:p>
          </table:table-cell>
        </table:table-row>
        <table:table-row table:style-name="ro1">
          <table:table-cell office:value-type="string">
            <text:p>Prompt popup to search for text found in all files</text:p>
          </table:table-cell>
          <table:table-cell table:formula="of:=&quot;&lt;td valign=top&gt;&amp;nbsp;&quot;&amp;[.A7]&amp;&quot;&lt;/td&gt;&quot;" office:value-type="string" office:string-value="&lt;td valign=top&gt;&amp;nbsp;Prompt popup to search for text found in all files&lt;/td&gt;">
            <text:p>&lt;td valign=top&gt;&amp;nbsp;Prompt popup to search for text found in all file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Shift + I</text:p>
          </table:table-cell>
          <table:table-cell table:formula="of:=&quot;&lt;td valign=top&gt;&amp;nbsp;&quot;&amp;[.A10]&amp;&quot;&lt;/td&gt;&quot;" office:value-type="string" office:string-value="&lt;td valign=top&gt;&amp;nbsp;Ctrl + Shift + I&lt;/td&gt;">
            <text:p>&lt;td valign=top&gt;&amp;nbsp;Ctrl + Shift + I&lt;/td&gt;</text:p>
          </table:table-cell>
        </table:table-row>
        <table:table-row table:style-name="ro1">
          <table:table-cell office:value-type="string">
            <text:p>View definition of function or method in the class</text:p>
          </table:table-cell>
          <table:table-cell table:formula="of:=&quot;&lt;td valign=top&gt;&amp;nbsp;&quot;&amp;[.A11]&amp;&quot;&lt;/td&gt;&quot;" office:value-type="string" office:string-value="&lt;td valign=top&gt;&amp;nbsp;View definition of function or method in the class&lt;/td&gt;">
            <text:p>&lt;td valign=top&gt;&amp;nbsp;View definition of function or method in the clas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Click function</text:p>
          </table:table-cell>
          <table:table-cell table:formula="of:=&quot;&lt;td valign=top&gt;&amp;nbsp;&quot;&amp;[.A14]&amp;&quot;&lt;/td&gt;&quot;" office:value-type="string" office:string-value="&lt;td valign=top&gt;&amp;nbsp;Ctrl + Click function&lt;/td&gt;">
            <text:p>&lt;td valign=top&gt;&amp;nbsp;Ctrl + Click function&lt;/td&gt;</text:p>
          </table:table-cell>
        </table:table-row>
        <table:table-row table:style-name="ro1">
          <table:table-cell office:value-type="string">
            <text:p>Navigate to function definition or method in class</text:p>
          </table:table-cell>
          <table:table-cell table:formula="of:=&quot;&lt;td valign=top&gt;&amp;nbsp;&quot;&amp;[.A15]&amp;&quot;&lt;/td&gt;&quot;" office:value-type="string" office:string-value="&lt;td valign=top&gt;&amp;nbsp;Navigate to function definition or method in class&lt;/td&gt;">
            <text:p>&lt;td valign=top&gt;&amp;nbsp;Navigate to function definition or method in clas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Alt + Left arrow</text:p>
          </table:table-cell>
          <table:table-cell table:formula="of:=&quot;&lt;td valign=top&gt;&amp;nbsp;&quot;&amp;[.A18]&amp;&quot;&lt;/td&gt;&quot;" office:value-type="string" office:string-value="&lt;td valign=top&gt;&amp;nbsp;Ctrl + Alt + Left arrow&lt;/td&gt;">
            <text:p>&lt;td valign=top&gt;&amp;nbsp;Ctrl + Alt + Left arrow&lt;/td&gt;</text:p>
          </table:table-cell>
        </table:table-row>
        <table:table-row table:style-name="ro1">
          <table:table-cell office:value-type="string">
            <text:p>Navigate backwards to previous location</text:p>
          </table:table-cell>
          <table:table-cell table:formula="of:=&quot;&lt;td valign=top&gt;&amp;nbsp;&quot;&amp;[.A19]&amp;&quot;&lt;/td&gt;&quot;" office:value-type="string" office:string-value="&lt;td valign=top&gt;&amp;nbsp;Navigate backwards to previous location&lt;/td&gt;">
            <text:p>&lt;td valign=top&gt;&amp;nbsp;Navigate backwards to previous location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Alt + Right arrow</text:p>
          </table:table-cell>
          <table:table-cell table:formula="of:=&quot;&lt;td valign=top&gt;&amp;nbsp;&quot;&amp;[.A22]&amp;&quot;&lt;/td&gt;&quot;" office:value-type="string" office:string-value="&lt;td valign=top&gt;&amp;nbsp;Ctrl + Alt + Right arrow&lt;/td&gt;">
            <text:p>&lt;td valign=top&gt;&amp;nbsp;Ctrl + Alt + Right arrow&lt;/td&gt;</text:p>
          </table:table-cell>
        </table:table-row>
        <table:table-row table:style-name="ro1">
          <table:table-cell office:value-type="string">
            <text:p>Navigate forwards to the next location</text:p>
          </table:table-cell>
          <table:table-cell table:formula="of:=&quot;&lt;td valign=top&gt;&amp;nbsp;&quot;&amp;[.A23]&amp;&quot;&lt;/td&gt;&quot;" office:value-type="string" office:string-value="&lt;td valign=top&gt;&amp;nbsp;Navigate forwards to the next location&lt;/td&gt;">
            <text:p>&lt;td valign=top&gt;&amp;nbsp;Navigate forwards to the next location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13/07/2020</text:date>, <text:time>11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13T11:38:41.66</dc:date>
    <meta:editing-duration>PT2H15M6S</meta:editing-duration>
    <meta:editing-cycles>23</meta:editing-cycles>
    <meta:generator>OpenOffice/4.1.5$Win32 OpenOffice.org_project/415m1$Build-9789</meta:generator>
    <meta:document-statistic meta:table-count="1" meta:cell-count="36" meta:object-count="0"/>
  </office:meta>
</office:document-meta>
</file>